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5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4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3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2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7122" calcext:value-type="float">
            <text:p>8.977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611716129032" calcext:value-type="float">
            <text:p>8.92611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195303225807" calcext:value-type="float">
            <text:p>8.84195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85832258065" calcext:value-type="float">
            <text:p>8.74785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172774193548" calcext:value-type="float">
            <text:p>8.66172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90456" calcext:value-type="float">
            <text:p>8.56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215019354839" calcext:value-type="float">
            <text:p>8.50215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6844" calcext:value-type="float">
            <text:p>8.27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22568" calcext:value-type="float">
            <text:p>8.25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60567741936" calcext:value-type="float">
            <text:p>8.29960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19624" calcext:value-type="float">
            <text:p>8.13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2618" calcext:value-type="float">
            <text:p>7.99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023503448276" calcext:value-type="float">
            <text:p>7.950235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12895483871" calcext:value-type="float">
            <text:p>7.7612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11174193548" calcext:value-type="float">
            <text:p>7.54311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354580645161" calcext:value-type="float">
            <text:p>7.35354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69135483871" calcext:value-type="float">
            <text:p>7.10469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66336" calcext:value-type="float">
            <text:p>6.79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74545454545" calcext:value-type="float">
            <text:p>7.1997454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324925" calcext:value-type="float">
            <text:p>9.23324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76832" calcext:value-type="float">
            <text:p>7.77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88361290323" calcext:value-type="float">
            <text:p>7.70888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98515862069" calcext:value-type="float">
            <text:p>7.509851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968175" calcext:value-type="float">
            <text:p>7.35968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506142857143" calcext:value-type="float">
            <text:p>7.29506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279974193548" calcext:value-type="float">
            <text:p>7.33279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59455483871" calcext:value-type="float">
            <text:p>7.6759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635587096774" calcext:value-type="float">
            <text:p>7.88635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577780645161" calcext:value-type="float">
            <text:p>7.68577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9952" calcext:value-type="float">
            <text:p>7.4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097187096774" calcext:value-type="float">
            <text:p>7.48097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404925" calcext:value-type="float">
            <text:p>8.01404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68648" calcext:value-type="float">
            <text:p>8.03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140490322581" calcext:value-type="float">
            <text:p>7.97140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73856" calcext:value-type="float">
            <text:p>7.98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623375" calcext:value-type="float">
            <text:p>7.96623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53771428571" calcext:value-type="float">
            <text:p>7.89453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6047" calcext:value-type="float">
            <text:p>7.9960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438374193548" calcext:value-type="float">
            <text:p>7.81438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07976" calcext:value-type="float">
            <text:p>7.60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620051612903" calcext:value-type="float">
            <text:p>7.35620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537316129032" calcext:value-type="float">
            <text:p>7.54537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09135483871" calcext:value-type="float">
            <text:p>8.01909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73504516129" calcext:value-type="float">
            <text:p>8.02735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29936" calcext:value-type="float">
            <text:p>8.15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7875" calcext:value-type="float">
            <text:p>8.2057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3456" calcext:value-type="float">
            <text:p>8.30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114916129032" calcext:value-type="float">
            <text:p>8.80114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45257142857" calcext:value-type="float">
            <text:p>8.62845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69655" calcext:value-type="float">
            <text:p>8.486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86761290323" calcext:value-type="float">
            <text:p>8.34286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7928" calcext:value-type="float">
            <text:p>8.09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85858064516" calcext:value-type="float">
            <text:p>7.81585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090787096774" calcext:value-type="float">
            <text:p>7.73090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28375" calcext:value-type="float">
            <text:p>8.36628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297703225807" calcext:value-type="float">
            <text:p>8.65297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33968" calcext:value-type="float">
            <text:p>8.48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559174193548" calcext:value-type="float">
            <text:p>8.33559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84824" calcext:value-type="float">
            <text:p>8.22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89682758621" calcext:value-type="float">
            <text:p>8.068896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715380645161" calcext:value-type="float">
            <text:p>8.02715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825883870968" calcext:value-type="float">
            <text:p>7.79825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55303225807" calcext:value-type="float">
            <text:p>7.54655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390451612903" calcext:value-type="float">
            <text:p>7.27390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75856" calcext:value-type="float">
            <text:p>7.04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209961290323" calcext:value-type="float">
            <text:p>7.53209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013775" calcext:value-type="float">
            <text:p>7.96013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59" calcext:value-type="float">
            <text:p>7.83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92825806452" calcext:value-type="float">
            <text:p>7.63592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1032" calcext:value-type="float">
            <text:p>7.45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8195" calcext:value-type="float">
            <text:p>7.3188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233" calcext:value-type="float">
            <text:p>7.212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119225806452" calcext:value-type="float">
            <text:p>7.08119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540309677419" calcext:value-type="float">
            <text:p>6.87540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92232258064" calcext:value-type="float">
            <text:p>6.592922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78167741936" calcext:value-type="float">
            <text:p>6.27878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1064" calcext:value-type="float">
            <text:p>6.61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76232258065" calcext:value-type="float">
            <text:p>7.21776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65035" calcext:value-type="float">
            <text:p>7.0765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11648" calcext:value-type="float">
            <text:p>6.88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554193548387" calcext:value-type="float">
            <text:p>6.85554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90256" calcext:value-type="float">
            <text:p>7.13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42325" calcext:value-type="float">
            <text:p>7.57742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332057142857" calcext:value-type="float">
            <text:p>7.95332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511793548387" calcext:value-type="float">
            <text:p>8.03511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24864516129" calcext:value-type="float">
            <text:p>7.9724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081522580645" calcext:value-type="float">
            <text:p>7.80081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403122580645" calcext:value-type="float">
            <text:p>7.62403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57304" calcext:value-type="float">
            <text:p>7.54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949058064516" calcext:value-type="float">
            <text:p>7.91949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8843" calcext:value-type="float">
            <text:p>8.2688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07096" calcext:value-type="float">
            <text:p>8.42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539509677419" calcext:value-type="float">
            <text:p>8.33539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37936" calcext:value-type="float">
            <text:p>8.20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919509677419" calcext:value-type="float">
            <text:p>8.25919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886317241379" calcext:value-type="float">
            <text:p>8.298863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606632258065" calcext:value-type="float">
            <text:p>8.12606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298967741936" calcext:value-type="float">
            <text:p>7.94298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32408" calcext:value-type="float">
            <text:p>7.74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572" calcext:value-type="float">
            <text:p>10.2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4516" calcext:value-type="float">
            <text:p>10.22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3804" calcext:value-type="float">
            <text:p>10.62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4244" calcext:value-type="float">
            <text:p>10.33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2644" calcext:value-type="float">
            <text:p>8.96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0684" calcext:value-type="float">
            <text:p>8.52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202" calcext:value-type="float">
            <text:p>8.54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3212" calcext:value-type="float">
            <text:p>8.17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338" calcext:value-type="float">
            <text:p>7.99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401003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96" meta:object-count="0"/>
    <meta:user-defined meta:name="AppVersion">3.0</meta:user-defined>
  </office:meta>
</office:document-meta>
</file>